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text-align="justify" style:justify-single-word="false"/>
      <style:text-properties officeooo:rsid="0011f70b" officeooo:paragraph-rsid="0011f70b"/>
    </style:style>
    <style:style style:name="P2" style:family="paragraph" style:parent-style-name="Standard">
      <style:paragraph-properties fo:text-align="justify" style:justify-single-word="false"/>
      <style:text-properties officeooo:paragraph-rsid="0011f70b"/>
    </style:style>
    <style:style style:name="P3" style:family="paragraph" style:parent-style-name="Text_20_body" style:list-style-name="L1">
      <style:paragraph-properties fo:text-align="justify" style:justify-single-word="false"/>
      <style:text-properties officeooo:paragraph-rsid="0011f70b"/>
    </style:style>
    <style:style style:name="P4" style:family="paragraph" style:parent-style-name="Text_20_body" style:list-style-name="L2">
      <style:paragraph-properties fo:margin-left="0cm" fo:margin-right="0cm" fo:text-align="justify" style:justify-single-word="false" fo:text-indent="0cm" style:auto-text-indent="false"/>
    </style:style>
    <style:style style:name="P5" style:family="paragraph" style:parent-style-name="Standard">
      <style:paragraph-properties fo:text-align="justify" style:justify-single-word="false"/>
      <style:text-properties fo:font-weight="bold" officeooo:rsid="0012c2d2" officeooo:paragraph-rsid="0012c2d2" style:font-weight-asian="bold" style:font-weight-complex="bold"/>
    </style:style>
    <style:style style:name="P6" style:family="paragraph" style:parent-style-name="Text_20_body" style:list-style-name="L3">
      <style:paragraph-properties fo:text-align="justify" style:justify-single-word="false"/>
      <style:text-properties fo:font-weight="bold" officeooo:rsid="0012c2d2" officeooo:paragraph-rsid="0012c2d2" style:font-weight-asian="bold" style:font-weight-complex="bold"/>
    </style:style>
    <style:style style:name="P7" style:family="paragraph" style:parent-style-name="Text_20_body" style:list-style-name="L4">
      <style:paragraph-properties fo:margin-left="0cm" fo:margin-right="0cm" fo:text-align="justify" style:justify-single-word="false" fo:text-indent="0cm" style:auto-text-indent="false"/>
    </style:style>
    <style:style style:name="P8" style:family="paragraph" style:parent-style-name="Standard">
      <style:text-properties fo:font-weight="bold" officeooo:rsid="0012c2d2" officeooo:paragraph-rsid="0012c2d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f70b" style:font-weight-asian="bold" style:font-weight-complex="bold"/>
    </style:style>
    <style:style style:name="T3" style:family="text">
      <style:text-properties fo:font-variant="normal" fo:text-transform="none" fo:color="#0f1114" loext:opacity="100%" style:font-name="Liberation Serif" fo:font-size="12pt" fo:letter-spacing="normal" fo:font-style="normal" fo:font-weight="normal"/>
    </style:style>
    <style:style style:name="T4" style:family="text">
      <style:text-properties fo:font-variant="normal" fo:text-transform="none" fo:color="#0f1114" loext:opacity="100%" style:font-name="Liberation Serif" fo:font-size="12pt" fo:letter-spacing="normal" fo:font-style="normal" fo:font-weight="bold" officeooo:rsid="0011f70b" style:font-weight-asian="bold" style:font-weight-complex="bold"/>
    </style:style>
    <style:style style:name="T5" style:family="text">
      <style:text-properties fo:font-variant="normal" fo:text-transform="none" fo:color="#0f1114" loext:opacity="100%" style:font-name="Liberation Serif" fo:font-size="12pt" fo:letter-spacing="normal" fo:font-style="normal" fo:font-weight="normal" officeooo:rsid="0011f70b"/>
    </style:style>
    <style:style style:name="T6" style:family="text">
      <style:text-properties fo:font-variant="normal" fo:text-transform="none" fo:color="#0f1114" loext:opacity="100%" style:font-name="Liberation Serif" fo:font-size="12pt" fo:letter-spacing="normal" fo:font-style="normal" officeooo:rsid="0011f70b"/>
    </style:style>
    <style:style style:name="T7" style:family="text">
      <style:text-properties fo:font-variant="normal" fo:text-transform="none" fo:color="#0f1114" loext:opacity="100%" style:font-name="Liberation Serif" fo:font-size="12pt" fo:letter-spacing="normal" fo:font-style="normal"/>
    </style:style>
    <style:style style:name="T8" style:family="text">
      <style:text-properties fo:font-variant="normal" fo:text-transform="none" fo:color="#0f1114" loext:opacity="100%" style:font-name="Liberation Serif" fo:font-size="12pt" fo:letter-spacing="normal" fo:font-style="normal"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ividade 01) </text:span>Teste seus conhecimentos sobre como resolver problemas com dados</text:p>
      <text:p text:style-name="P1"/>
      <text:p text:style-name="P2"><text:span text:style-name="T2">Cenário: </text:span><text:span text:style-name="T3">Os profissionais de dados usam diferentes tipos de métodos de solução de problemas para enfrentar os desafios de negócios. Considere um profissional de dados em um serviço de streaming que deseja entender por que alguns clientes estão cancelando suas assinaturas. </text:span></text:p>
      <text:p text:style-name="P2"><text:span text:style-name="T3"/></text:p>
      <text:p text:style-name="P2"><text:span text:style-name="T4">Sugestão: </text:span><text:span text:style-name="T5">Reflita sobre os diferentes tipos de problemas que abordamos. Em seguida, conclua o seguinte:</text:span></text:p>
      <text:p text:style-name="P2"><text:span text:style-name="T5"/></text:p>
      <text:list text:style-name="L1">
        <text:list-item>
          <text:p text:style-name="P3"><text:span text:style-name="T5">Identifique qual tipo de problema seria o melhor ponto de partida para o profissional de dados entender por que os clientes estão cancelando.</text:span></text:p>
        </text:list-item>
      </text:list>
      <text:list text:style-name="L2">
        <text:list-item>
          <text:p text:style-name="P4">Depois disso, explique como o tipo de problema "identificação de temas" poderia ser usado para ampliar a análise.</text:p>
        </text:list-item>
        <text:list-item>
          <text:p text:style-name="P4">Forneça um exemplo de como o tipo de problema "encontrar padrões" poderia ser usado para descobrir insights nos dados dos clientes.</text:p>
        </text:list-item>
        <text:list-item>
          <text:p text:style-name="P4">Finalmente, explique como o tipo de problema "fazer previsões" poderia ser usado para ajudar a empresa a tomar uma decisão baseada em dados. </text:p>
        </text:list-item>
      </text:list>
      <text:p text:style-name="P2"><text:span text:style-name="T5">Sua resposta deve ter </text:span><text:span text:style-name="Strong_20_Emphasis"><text:span text:style-name="T6">4 partes</text:span></text:span><text:span text:style-name="T5"> e pode ser apresentada em uma lista ou em um parágrafo curto.</text:span></text:p>
      <text:p text:style-name="P2"><text:span text:style-name="T5"/></text:p>
      <text:p text:style-name="P2"><text:span text:style-name="T5"/></text:p>
      <text:p text:style-name="P5"><text:span text:style-name="T6">R</text:span><text:span text:style-name="T7">esposta: </text:span></text:p>
      <text:p text:style-name="P5"><text:span text:style-name="T7"/></text:p>
      <text:list text:style-name="L3">
        <text:list-item>
          <text:p text:style-name="P6"><text:span text:style-name="T8">Inicialmente, o tipo de problema ideal a ser definido seria: </text:span><text:span text:style-name="Strong_20_Emphasis"><text:span text:style-name="T8">categorizar coisas</text:span></text:span><text:span text:style-name="T8">. Coletar o histórico de feedback dos clientes do serviço de streaming e categorizar as avaliações deles, levam à dados fundamentais para dar início ao entendimento do cancelamento de assinaturas.</text:span></text:p>
        </text:list-item>
      </text:list>
      <text:list text:style-name="L4">
        <text:list-item>
          <text:p text:style-name="P7">Certamente, com a categorização das avaliações dos clientes, é possível agrupar essas informações em conceitos mais amplos. Ou seja, definindo o problema: identificação de temas. Temas como: intuitividade do serviço de streaming para os usuários, acessibilidade aos valores da aplicação (identificar a quantidade de usuários que não conseguiram manter as condições de pagar pelo streaming), clientes com reclamações de histórico de bugs, entre outros fatores. </text:p>
        </text:list-item>
        <text:list-item>
          <text:p text:style-name="P7">É importante que o analista encontre padrões. Como ponto de partida, o analista teve acesso ao histórico de feedback dos clientes para categoriza-lo. Além desse histórico, seria essencial que o histórico de compra e cancelamento de assinaturas dos usuários sejam coletados. Com todos esses dados obtidos e depois limpos, o analista de dados tem mais chances de entender o que aconteceu no passado e que se mantém até o presente e, portanto, identificar esses padrões e propor melhorias necessárias para o serviço de streaming resolva o problema em que se encontra.</text:p>
        </text:list-item>
        <text:list-item>
          <text:p text:style-name="P7">Por fim, o tipo de problema " fazer previsões" ajuda o analista de dados a usar os dados para compreender o que pode acontecer no futuro. E assim, fazer com que sua análise proponha melhores ações para atender as necessidades do momento: enfrentar os desafios do negócio referente ao cancelamento das assinaturas do serviço de streaming.</text:p>
        </text:list-item>
      </text:list>
      <text:p text:style-name="P8"><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2T19:41:33.496510731</meta:creation-date>
    <dc:date>2026-01-02T20:10:28.727752775</dc:date>
    <meta:editing-duration>PT2M40S</meta:editing-duration>
    <meta:editing-cycles>1</meta:editing-cycles>
    <meta:document-statistic meta:table-count="0" meta:image-count="0" meta:object-count="0" meta:page-count="1" meta:paragraph-count="13" meta:word-count="432" meta:character-count="2726" meta:non-whitespace-character-count="2311"/>
    <meta:generator>LibreOffice/24.8.2.1$Linux_X86_64 LibreOffice_project/480$Build-1</meta:generator>
  </office:meta>
</office:document-meta>
</file>